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6.65cm" fo:min-width="5.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649cm"/>
    </style:style>
    <style:style style:name="gr7" style:family="graphic" style:parent-style-name="standard">
      <style:graphic-properties draw:fill="none" draw:textarea-vertical-align="middle" draw:auto-grow-height="false" fo:min-height="4.112cm" fo:min-width="0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89cm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95cm" fo:min-width="5.5cm"/>
    </style:style>
    <style:style style:name="gr13" style:family="graphic" style:parent-style-name="standard">
      <style:graphic-properties draw:stroke="none" svg:stroke-color="#000000" draw:fill="none" draw:fill-color="#ffffff" fo:min-height="2.75cm"/>
    </style:style>
    <style:style style:name="gr14" style:family="graphic" style:parent-style-name="standard">
      <style:graphic-properties svg:stroke-color="#009900" draw:fill="none" draw:textarea-horizontal-align="justify" draw:textarea-vertical-align="middle" draw:auto-grow-height="false" fo:min-height="0.882cm" fo:min-width="5.158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8cm" svg:height="1cm" svg:x="2.1cm" svg:y="1cm">
          <draw:text-box>
            <text:p>Schnittstelle (API)</text:p>
          </draw:text-box>
        </draw:frame>
        <draw:custom-shape draw:style-name="gr2" draw:text-style-name="P2" draw:layer="layout" svg:width="6cm" svg:height="6.9cm" svg:x="2.1cm" svg:y="0.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6cm" svg:y1="3cm" svg:x2="3.1cm" svg:y2="3cm">
          <text:p/>
        </draw:line>
        <draw:line draw:style-name="gr3" draw:text-style-name="P2" draw:layer="layout" svg:x1="3.3cm" svg:y1="3cm" svg:x2="3.6cm" svg:y2="3cm">
          <text:p/>
        </draw:line>
        <draw:line draw:style-name="gr3" draw:text-style-name="P2" draw:layer="layout" svg:x1="3.9cm" svg:y1="3cm" svg:x2="5cm" svg:y2="3cm">
          <text:p/>
        </draw:line>
        <draw:frame draw:style-name="gr4" draw:text-style-name="P3" draw:layer="layout" svg:width="0.3cm" svg:height="0.7cm" svg:x="5.1cm" svg:y="2.7cm">
          <draw:text-box>
            <text:p><text:span text:style-name="T1">(</text:span></text:p>
          </draw:text-box>
        </draw:frame>
        <draw:line draw:style-name="gr3" draw:text-style-name="P2" draw:layer="layout" svg:x1="5.3cm" svg:y1="3cm" svg:x2="5.6cm" svg:y2="3cm">
          <text:p/>
        </draw:line>
        <draw:frame draw:style-name="gr4" draw:text-style-name="P3" draw:layer="layout" svg:width="0.3cm" svg:height="0.7cm" svg:x="7.4cm" svg:y="2.7cm">
          <draw:text-box>
            <text:p><text:span text:style-name="T1">)</text:span></text:p>
          </draw:text-box>
        </draw:frame>
        <draw:frame draw:style-name="gr4" draw:text-style-name="P3" draw:layer="layout" svg:width="0.3cm" svg:height="0.7cm" svg:x="5.7cm" svg:y="2.7cm">
          <draw:text-box>
            <text:p><text:span text:style-name="T1">,</text:span></text:p>
          </draw:text-box>
        </draw:frame>
        <draw:line draw:style-name="gr3" draw:text-style-name="P2" draw:layer="layout" svg:x1="6cm" svg:y1="3cm" svg:x2="6.3cm" svg:y2="3cm">
          <text:p/>
        </draw:line>
        <draw:frame draw:style-name="gr4" draw:text-style-name="P3" draw:layer="layout" svg:width="0.3cm" svg:height="0.7cm" svg:x="6.501cm" svg:y="2.7cm">
          <draw:text-box>
            <text:p><text:span text:style-name="T1">,</text:span></text:p>
          </draw:text-box>
        </draw:frame>
        <draw:line draw:style-name="gr3" draw:text-style-name="P2" draw:layer="layout" svg:x1="6.801cm" svg:y1="3cm" svg:x2="7.101cm" svg:y2="3cm">
          <text:p/>
        </draw:line>
        <draw:line draw:style-name="gr3" draw:text-style-name="P2" draw:layer="layout" svg:x1="2.6cm" svg:y1="3.6cm" svg:x2="3.1cm" svg:y2="3.6cm">
          <text:p/>
        </draw:line>
        <draw:line draw:style-name="gr3" draw:text-style-name="P2" draw:layer="layout" svg:x1="3.3cm" svg:y1="3.6cm" svg:x2="3.6cm" svg:y2="3.6cm">
          <text:p/>
        </draw:line>
        <draw:line draw:style-name="gr3" draw:text-style-name="P2" draw:layer="layout" svg:x1="3.9cm" svg:y1="3.6cm" svg:x2="5cm" svg:y2="3.6cm">
          <text:p/>
        </draw:line>
        <draw:frame draw:style-name="gr4" draw:text-style-name="P3" draw:layer="layout" svg:width="0.3cm" svg:height="0.7cm" svg:x="5.1cm" svg:y="3.3cm">
          <draw:text-box>
            <text:p><text:span text:style-name="T1">(</text:span></text:p>
          </draw:text-box>
        </draw:frame>
        <draw:line draw:style-name="gr3" draw:text-style-name="P2" draw:layer="layout" svg:x1="5.3cm" svg:y1="3.6cm" svg:x2="5.6cm" svg:y2="3.6cm">
          <text:p/>
        </draw:line>
        <draw:frame draw:style-name="gr4" draw:text-style-name="P3" draw:layer="layout" svg:width="0.3cm" svg:height="0.7cm" svg:x="7.4cm" svg:y="3.3cm">
          <draw:text-box>
            <text:p><text:span text:style-name="T1">)</text:span></text:p>
          </draw:text-box>
        </draw:frame>
        <draw:frame draw:style-name="gr4" draw:text-style-name="P3" draw:layer="layout" svg:width="0.3cm" svg:height="0.7cm" svg:x="5.7cm" svg:y="3.3cm">
          <draw:text-box>
            <text:p><text:span text:style-name="T1">,</text:span></text:p>
          </draw:text-box>
        </draw:frame>
        <draw:line draw:style-name="gr3" draw:text-style-name="P2" draw:layer="layout" svg:x1="6cm" svg:y1="3.6cm" svg:x2="6.3cm" svg:y2="3.6cm">
          <text:p/>
        </draw:line>
        <draw:frame draw:style-name="gr4" draw:text-style-name="P3" draw:layer="layout" svg:width="0.3cm" svg:height="0.7cm" svg:x="6.501cm" svg:y="3.3cm">
          <draw:text-box>
            <text:p><text:span text:style-name="T1">,</text:span></text:p>
          </draw:text-box>
        </draw:frame>
        <draw:line draw:style-name="gr3" draw:text-style-name="P2" draw:layer="layout" svg:x1="6.801cm" svg:y1="3.6cm" svg:x2="7.101cm" svg:y2="3.6cm">
          <text:p/>
        </draw:line>
        <draw:line draw:style-name="gr3" draw:text-style-name="P2" draw:layer="layout" svg:x1="2.6cm" svg:y1="4.2cm" svg:x2="3.1cm" svg:y2="4.2cm">
          <text:p/>
        </draw:line>
        <draw:line draw:style-name="gr3" draw:text-style-name="P2" draw:layer="layout" svg:x1="3.3cm" svg:y1="4.2cm" svg:x2="3.6cm" svg:y2="4.2cm">
          <text:p/>
        </draw:line>
        <draw:line draw:style-name="gr3" draw:text-style-name="P2" draw:layer="layout" svg:x1="3.9cm" svg:y1="4.2cm" svg:x2="5cm" svg:y2="4.2cm">
          <text:p/>
        </draw:line>
        <draw:frame draw:style-name="gr4" draw:text-style-name="P3" draw:layer="layout" svg:width="0.3cm" svg:height="0.7cm" svg:x="5.1cm" svg:y="3.9cm">
          <draw:text-box>
            <text:p><text:span text:style-name="T1">(</text:span></text:p>
          </draw:text-box>
        </draw:frame>
        <draw:line draw:style-name="gr3" draw:text-style-name="P2" draw:layer="layout" svg:x1="5.3cm" svg:y1="4.2cm" svg:x2="5.6cm" svg:y2="4.2cm">
          <text:p/>
        </draw:line>
        <draw:frame draw:style-name="gr4" draw:text-style-name="P3" draw:layer="layout" svg:width="0.3cm" svg:height="0.7cm" svg:x="7.4cm" svg:y="3.9cm">
          <draw:text-box>
            <text:p><text:span text:style-name="T1">)</text:span></text:p>
          </draw:text-box>
        </draw:frame>
        <draw:frame draw:style-name="gr4" draw:text-style-name="P3" draw:layer="layout" svg:width="0.3cm" svg:height="0.7cm" svg:x="5.7cm" svg:y="3.9cm">
          <draw:text-box>
            <text:p><text:span text:style-name="T1">,</text:span></text:p>
          </draw:text-box>
        </draw:frame>
        <draw:line draw:style-name="gr3" draw:text-style-name="P2" draw:layer="layout" svg:x1="6cm" svg:y1="4.2cm" svg:x2="6.3cm" svg:y2="4.2cm">
          <text:p/>
        </draw:line>
        <draw:frame draw:style-name="gr4" draw:text-style-name="P3" draw:layer="layout" svg:width="0.3cm" svg:height="0.7cm" svg:x="6.501cm" svg:y="3.9cm">
          <draw:text-box>
            <text:p><text:span text:style-name="T1">,</text:span></text:p>
          </draw:text-box>
        </draw:frame>
        <draw:line draw:style-name="gr3" draw:text-style-name="P2" draw:layer="layout" svg:x1="6.801cm" svg:y1="4.2cm" svg:x2="7.101cm" svg:y2="4.2cm">
          <text:p/>
        </draw:line>
        <draw:line draw:style-name="gr3" draw:text-style-name="P2" draw:layer="layout" svg:x1="2.6cm" svg:y1="4.8cm" svg:x2="3.1cm" svg:y2="4.8cm">
          <text:p/>
        </draw:line>
        <draw:line draw:style-name="gr3" draw:text-style-name="P2" draw:layer="layout" svg:x1="3.3cm" svg:y1="4.8cm" svg:x2="3.6cm" svg:y2="4.8cm">
          <text:p/>
        </draw:line>
        <draw:line draw:style-name="gr3" draw:text-style-name="P2" draw:layer="layout" svg:x1="3.9cm" svg:y1="4.8cm" svg:x2="5cm" svg:y2="4.8cm">
          <text:p/>
        </draw:line>
        <draw:frame draw:style-name="gr4" draw:text-style-name="P3" draw:layer="layout" svg:width="0.3cm" svg:height="0.7cm" svg:x="5.1cm" svg:y="4.5cm">
          <draw:text-box>
            <text:p><text:span text:style-name="T1">(</text:span></text:p>
          </draw:text-box>
        </draw:frame>
        <draw:line draw:style-name="gr3" draw:text-style-name="P2" draw:layer="layout" svg:x1="5.3cm" svg:y1="4.8cm" svg:x2="5.6cm" svg:y2="4.8cm">
          <text:p/>
        </draw:line>
        <draw:frame draw:style-name="gr4" draw:text-style-name="P3" draw:layer="layout" svg:width="0.3cm" svg:height="0.7cm" svg:x="7.4cm" svg:y="4.5cm">
          <draw:text-box>
            <text:p><text:span text:style-name="T1">)</text:span></text:p>
          </draw:text-box>
        </draw:frame>
        <draw:frame draw:style-name="gr4" draw:text-style-name="P3" draw:layer="layout" svg:width="0.3cm" svg:height="0.7cm" svg:x="5.7cm" svg:y="4.5cm">
          <draw:text-box>
            <text:p><text:span text:style-name="T1">,</text:span></text:p>
          </draw:text-box>
        </draw:frame>
        <draw:line draw:style-name="gr3" draw:text-style-name="P2" draw:layer="layout" svg:x1="6cm" svg:y1="4.8cm" svg:x2="6.3cm" svg:y2="4.8cm">
          <text:p/>
        </draw:line>
        <draw:frame draw:style-name="gr4" draw:text-style-name="P3" draw:layer="layout" svg:width="0.3cm" svg:height="0.7cm" svg:x="6.501cm" svg:y="4.5cm">
          <draw:text-box>
            <text:p><text:span text:style-name="T1">,</text:span></text:p>
          </draw:text-box>
        </draw:frame>
        <draw:line draw:style-name="gr3" draw:text-style-name="P2" draw:layer="layout" svg:x1="6.801cm" svg:y1="4.8cm" svg:x2="7.101cm" svg:y2="4.8cm">
          <text:p/>
        </draw:line>
        <draw:line draw:style-name="gr3" draw:text-style-name="P2" draw:layer="layout" svg:x1="2.6cm" svg:y1="5.3cm" svg:x2="3.1cm" svg:y2="5.3cm">
          <text:p/>
        </draw:line>
        <draw:line draw:style-name="gr3" draw:text-style-name="P2" draw:layer="layout" svg:x1="3.3cm" svg:y1="5.3cm" svg:x2="3.6cm" svg:y2="5.3cm">
          <text:p/>
        </draw:line>
        <draw:line draw:style-name="gr3" draw:text-style-name="P2" draw:layer="layout" svg:x1="3.9cm" svg:y1="5.3cm" svg:x2="5cm" svg:y2="5.3cm">
          <text:p/>
        </draw:line>
        <draw:frame draw:style-name="gr4" draw:text-style-name="P3" draw:layer="layout" svg:width="0.3cm" svg:height="0.7cm" svg:x="5.1cm" svg:y="5cm">
          <draw:text-box>
            <text:p><text:span text:style-name="T1">(</text:span></text:p>
          </draw:text-box>
        </draw:frame>
        <draw:line draw:style-name="gr3" draw:text-style-name="P2" draw:layer="layout" svg:x1="5.3cm" svg:y1="5.3cm" svg:x2="5.6cm" svg:y2="5.3cm">
          <text:p/>
        </draw:line>
        <draw:frame draw:style-name="gr4" draw:text-style-name="P3" draw:layer="layout" svg:width="0.3cm" svg:height="0.7cm" svg:x="7.4cm" svg:y="5cm">
          <draw:text-box>
            <text:p><text:span text:style-name="T1">)</text:span></text:p>
          </draw:text-box>
        </draw:frame>
        <draw:frame draw:style-name="gr4" draw:text-style-name="P3" draw:layer="layout" svg:width="0.3cm" svg:height="0.7cm" svg:x="5.7cm" svg:y="5cm">
          <draw:text-box>
            <text:p><text:span text:style-name="T1">,</text:span></text:p>
          </draw:text-box>
        </draw:frame>
        <draw:line draw:style-name="gr3" draw:text-style-name="P2" draw:layer="layout" svg:x1="6cm" svg:y1="5.3cm" svg:x2="6.3cm" svg:y2="5.3cm">
          <text:p/>
        </draw:line>
        <draw:frame draw:style-name="gr4" draw:text-style-name="P3" draw:layer="layout" svg:width="0.3cm" svg:height="0.7cm" svg:x="6.501cm" svg:y="5cm">
          <draw:text-box>
            <text:p><text:span text:style-name="T1">,</text:span></text:p>
          </draw:text-box>
        </draw:frame>
        <draw:line draw:style-name="gr3" draw:text-style-name="P2" draw:layer="layout" svg:x1="6.801cm" svg:y1="5.3cm" svg:x2="7.101cm" svg:y2="5.3cm">
          <text:p/>
        </draw:line>
        <draw:line draw:style-name="gr3" draw:text-style-name="P2" draw:layer="layout" svg:x1="2.6cm" svg:y1="5.9cm" svg:x2="3.1cm" svg:y2="5.9cm">
          <text:p/>
        </draw:line>
        <draw:line draw:style-name="gr3" draw:text-style-name="P2" draw:layer="layout" svg:x1="3.3cm" svg:y1="5.9cm" svg:x2="3.6cm" svg:y2="5.9cm">
          <text:p/>
        </draw:line>
        <draw:line draw:style-name="gr3" draw:text-style-name="P2" draw:layer="layout" svg:x1="3.9cm" svg:y1="5.9cm" svg:x2="5cm" svg:y2="5.9cm">
          <text:p/>
        </draw:line>
        <draw:frame draw:style-name="gr4" draw:text-style-name="P3" draw:layer="layout" svg:width="0.3cm" svg:height="0.7cm" svg:x="5.1cm" svg:y="5.6cm">
          <draw:text-box>
            <text:p><text:span text:style-name="T1">(</text:span></text:p>
          </draw:text-box>
        </draw:frame>
        <draw:line draw:style-name="gr3" draw:text-style-name="P2" draw:layer="layout" svg:x1="5.3cm" svg:y1="5.9cm" svg:x2="5.6cm" svg:y2="5.9cm">
          <text:p/>
        </draw:line>
        <draw:frame draw:style-name="gr4" draw:text-style-name="P3" draw:layer="layout" svg:width="0.3cm" svg:height="0.7cm" svg:x="7.4cm" svg:y="5.6cm">
          <draw:text-box>
            <text:p><text:span text:style-name="T1">)</text:span></text:p>
          </draw:text-box>
        </draw:frame>
        <draw:frame draw:style-name="gr4" draw:text-style-name="P3" draw:layer="layout" svg:width="0.3cm" svg:height="0.7cm" svg:x="5.7cm" svg:y="5.6cm">
          <draw:text-box>
            <text:p><text:span text:style-name="T1">,</text:span></text:p>
          </draw:text-box>
        </draw:frame>
        <draw:line draw:style-name="gr3" draw:text-style-name="P2" draw:layer="layout" svg:x1="6cm" svg:y1="5.9cm" svg:x2="6.3cm" svg:y2="5.9cm">
          <text:p/>
        </draw:line>
        <draw:frame draw:style-name="gr4" draw:text-style-name="P3" draw:layer="layout" svg:width="0.3cm" svg:height="0.7cm" svg:x="6.501cm" svg:y="5.6cm">
          <draw:text-box>
            <text:p><text:span text:style-name="T1">,</text:span></text:p>
          </draw:text-box>
        </draw:frame>
        <draw:line draw:style-name="gr3" draw:text-style-name="P2" draw:layer="layout" svg:x1="6.801cm" svg:y1="5.9cm" svg:x2="7.101cm" svg:y2="5.9cm">
          <text:p/>
        </draw:line>
        <draw:line draw:style-name="gr3" draw:text-style-name="P2" draw:layer="layout" svg:x1="2.6cm" svg:y1="7.2cm" svg:x2="3.1cm" svg:y2="7.2cm">
          <text:p/>
        </draw:line>
        <draw:line draw:style-name="gr3" draw:text-style-name="P2" draw:layer="layout" svg:x1="3.3cm" svg:y1="7.2cm" svg:x2="3.6cm" svg:y2="7.2cm">
          <text:p/>
        </draw:line>
        <draw:line draw:style-name="gr3" draw:text-style-name="P2" draw:layer="layout" svg:x1="3.9cm" svg:y1="7.2cm" svg:x2="5cm" svg:y2="7.2cm">
          <text:p/>
        </draw:line>
        <draw:frame draw:style-name="gr4" draw:text-style-name="P3" draw:layer="layout" svg:width="0.3cm" svg:height="0.7cm" svg:x="5.1cm" svg:y="6.9cm">
          <draw:text-box>
            <text:p><text:span text:style-name="T1">(</text:span></text:p>
          </draw:text-box>
        </draw:frame>
        <draw:line draw:style-name="gr3" draw:text-style-name="P2" draw:layer="layout" svg:x1="5.3cm" svg:y1="7.2cm" svg:x2="5.6cm" svg:y2="7.2cm">
          <text:p/>
        </draw:line>
        <draw:frame draw:style-name="gr4" draw:text-style-name="P3" draw:layer="layout" svg:width="0.3cm" svg:height="0.7cm" svg:x="7.4cm" svg:y="6.9cm">
          <draw:text-box>
            <text:p><text:span text:style-name="T1">)</text:span></text:p>
          </draw:text-box>
        </draw:frame>
        <draw:frame draw:style-name="gr4" draw:text-style-name="P3" draw:layer="layout" svg:width="0.3cm" svg:height="0.7cm" svg:x="5.7cm" svg:y="6.9cm">
          <draw:text-box>
            <text:p><text:span text:style-name="T1">,</text:span></text:p>
          </draw:text-box>
        </draw:frame>
        <draw:line draw:style-name="gr3" draw:text-style-name="P2" draw:layer="layout" svg:x1="6cm" svg:y1="7.2cm" svg:x2="6.3cm" svg:y2="7.2cm">
          <text:p/>
        </draw:line>
        <draw:frame draw:style-name="gr4" draw:text-style-name="P3" draw:layer="layout" svg:width="0.3cm" svg:height="0.7cm" svg:x="6.501cm" svg:y="6.9cm">
          <draw:text-box>
            <text:p><text:span text:style-name="T1">,</text:span></text:p>
          </draw:text-box>
        </draw:frame>
        <draw:line draw:style-name="gr3" draw:text-style-name="P2" draw:layer="layout" svg:x1="6.801cm" svg:y1="7.2cm" svg:x2="7.101cm" svg:y2="7.2cm">
          <text:p/>
        </draw:line>
        <draw:frame draw:style-name="gr5" draw:text-style-name="P1" draw:layer="layout" svg:width="1.7cm" svg:height="0.962cm" svg:x="4.2cm" svg:y="6.1cm">
          <draw:text-box>
            <text:p>...</text:p>
          </draw:text-box>
        </draw:frame>
        <draw:frame draw:style-name="gr6" draw:text-style-name="P5" draw:layer="layout" svg:width="4.3cm" svg:height="0.899cm" draw:transform="rotate (1.5707963267949) translate (0.701cm 7.2cm)">
          <draw:text-box>
            <text:p text:style-name="P4"><text:span text:style-name="T2">Liste der Methoden</text:span></text:p>
          </draw:text-box>
        </draw:frame>
        <draw:custom-shape draw:style-name="gr7" draw:text-style-name="P2" draw:layer="layout" svg:width="0.5cm" svg:height="4.6cm" svg:x="1.5cm" svg:y="2.8cm">
          <text:p/>
          <draw:enhanced-geometry svg:viewBox="0 0 21600 21600" draw:glue-points="21600 0 0 10800 21600 21600" draw:text-areas="13800 ?f9 21600 ?f10" draw:type="left-brace" draw:modifiers="1800 10896.239947837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" draw:text-style-name="P2" draw:layer="layout" svg:x1="7.7cm" svg:y1="3.9cm" svg:x2="8.9cm" svg:y2="2.4cm">
          <text:p/>
        </draw:line>
        <draw:line draw:style-name="gr3" draw:text-style-name="P2" draw:layer="layout" svg:x1="7.7cm" svg:y1="4.4cm" svg:x2="8.9cm" svg:y2="5.7cm">
          <text:p/>
        </draw:line>
        <draw:frame draw:style-name="gr8" draw:text-style-name="P6" draw:layer="layout" svg:width="7.9cm" svg:height="0.9cm" svg:x="8.8cm" svg:y="3.8cm">
          <draw:text-box>
            <text:p><text:span text:style-name="T2">public Item getItem(int id, String type)</text:span></text:p>
          </draw:text-box>
        </draw:frame>
        <draw:line draw:style-name="gr9" draw:text-style-name="P2" draw:layer="layout" svg:x1="9.6cm" svg:y1="3.9cm" svg:x2="10.4cm" svg:y2="1.8cm">
          <text:p/>
        </draw:line>
        <draw:frame draw:style-name="gr4" draw:text-style-name="P3" draw:layer="layout" svg:width="3.3cm" svg:height="0.7cm" svg:x="9.3cm" svg:y="1.2cm">
          <draw:text-box>
            <text:p><text:span text:style-name="T1">Gültigkeitsbereich</text:span></text:p>
          </draw:text-box>
        </draw:frame>
        <draw:line draw:style-name="gr9" draw:text-style-name="P2" draw:layer="layout" svg:x1="10.6cm" svg:y1="4.4cm" svg:x2="10.6cm" svg:y2="7.3cm">
          <text:p/>
        </draw:line>
        <draw:frame draw:style-name="gr10" draw:text-style-name="P3" draw:layer="layout" svg:width="4.3cm" svg:height="1.039cm" svg:x="8.6cm" svg:y="7.5cm">
          <draw:text-box>
            <text:p text:style-name="P4"><text:span text:style-name="T1">Datentyp des Resultats der Methode</text:span></text:p>
          </draw:text-box>
        </draw:frame>
        <draw:line draw:style-name="gr9" draw:text-style-name="P2" draw:layer="layout" svg:x1="11.9cm" svg:y1="3.901cm" svg:x2="12.8cm" svg:y2="2.4cm">
          <text:p/>
        </draw:line>
        <draw:frame draw:style-name="gr4" draw:text-style-name="P3" draw:layer="layout" svg:width="3.3cm" svg:height="0.7cm" svg:x="12.7cm" svg:y="1.9cm">
          <draw:text-box>
            <text:p><text:span text:style-name="T1">Methodenname</text:span></text:p>
          </draw:text-box>
        </draw:frame>
        <draw:line draw:style-name="gr9" draw:text-style-name="P2" draw:layer="layout" svg:x1="13.2cm" svg:y1="4.5cm" svg:x2="13.7cm" svg:y2="6.1cm">
          <text:p/>
        </draw:line>
        <draw:line draw:style-name="gr9" draw:text-style-name="P2" draw:layer="layout" svg:x1="15.1cm" svg:y1="4.5cm" svg:x2="14.339cm" svg:y2="6.088cm">
          <text:p/>
        </draw:line>
        <draw:frame draw:style-name="gr11" draw:text-style-name="P3" draw:layer="layout" svg:width="3.3cm" svg:height="1.1cm" svg:x="12.8cm" svg:y="6.2cm">
          <draw:text-box>
            <text:p><text:span text:style-name="T1">Argumente inkl. Datentypen</text:span></text:p>
          </draw:text-box>
        </draw:frame>
        <draw:custom-shape draw:style-name="gr12" draw:text-style-name="P2" draw:layer="layout" svg:width="6cm" svg:height="3.2cm" svg:x="2.1cm" svg:y="7.8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5.9cm" svg:height="3cm" svg:x="2.1cm" svg:y="8cm">
          <draw:text-box>
            <text:p><text:span text:style-name="T3">Definition Datentypen</text:span></text:p>
            <text:p><text:span text:style-name="T1">- Item:</text:span><text:span text:style-name="T1"><text:tab/></text:span><text:span text:style-name="T1">{int id;String name;...}</text:span></text:p>
            <text:p><text:span text:style-name="T1">- int:</text:span><text:span text:style-name="T1"><text:tab/></text:span><text:span text:style-name="T1">32-bit Integer</text:span></text:p>
            <text:p><text:span text:style-name="T1">- String:</text:span><text:span text:style-name="T1"><text:tab/></text:span><text:span text:style-name="T1">Zeichenkette</text:span></text:p>
          </draw:text-box>
        </draw:frame>
        <draw:custom-shape draw:style-name="gr14" draw:text-style-name="P2" draw:layer="layout" svg:width="8cm" svg:height="1.6cm" svg:x="8.6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6.5cm" svg:y1="4.4cm" svg:x2="15.4cm" svg:y2="8.5cm">
          <text:p/>
        </draw:line>
        <draw:frame draw:style-name="gr10" draw:text-style-name="P3" draw:layer="layout" svg:width="4.3cm" svg:height="1.039cm" svg:x="12cm" svg:y="8.501cm">
          <draw:text-box>
            <text:p text:style-name="P4"><text:span text:style-name="T1">Signatur der Meth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7-03-02T08:39:51.964000000</dc:date>
    <meta:editing-duration>PT34M46S</meta:editing-duration>
    <meta:editing-cycles>7</meta:editing-cycles>
    <meta:generator>LibreOffice/5.2.5.1$Windows_x86 LibreOffice_project/0312e1a284a7d50ca85a365c316c7abbf20a4d22</meta:generator>
    <meta:document-statistic meta:object-count="92"/>
  </office:meta>
</office:document-meta>
</file>